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0ee8e9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6pt" officeooo:rsid="000fb541" officeooo:paragraph-rsid="0010f216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6pt" officeooo:rsid="0013f97a" officeooo:paragraph-rsid="0017ff95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6pt" officeooo:rsid="0017ff95" officeooo:paragraph-rsid="0017ff95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6pt" officeooo:rsid="0019715e" officeooo:paragraph-rsid="0019715e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6pt" officeooo:rsid="001e34d7" officeooo:paragraph-rsid="0025630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e34d7" officeooo:paragraph-rsid="0010f216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72e1d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f5d66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officeooo:paragraph-rsid="0017ff95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6pt" officeooo:rsid="001e34d7" officeooo:paragraph-rsid="00361dfc" style:font-size-asian="16pt" style:font-size-complex="16pt"/>
    </style:style>
    <style:style style:name="T1" style:family="text">
      <style:text-properties officeooo:rsid="000d4856"/>
    </style:style>
    <style:style style:name="T2" style:family="text">
      <style:text-properties officeooo:rsid="000fb541"/>
    </style:style>
    <style:style style:name="T3" style:family="text">
      <style:text-properties style:font-name="Liberation Serif" fo:font-size="16pt" officeooo:rsid="000fb541" style:font-size-asian="14pt" style:font-size-complex="16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16pt" officeooo:rsid="000fb541" style:font-size-asian="16pt" style:font-size-complex="16pt"/>
    </style:style>
    <style:style style:name="T6" style:family="text">
      <style:text-properties style:font-name="Liberation Serif" fo:font-size="16pt" officeooo:rsid="0014aa6d" style:font-size-asian="16pt" style:font-size-complex="16pt"/>
    </style:style>
    <style:style style:name="T7" style:family="text">
      <style:text-properties style:font-name="Liberation Serif" fo:font-size="16pt" officeooo:rsid="0014c578" style:font-size-asian="16pt" style:font-size-complex="16pt"/>
    </style:style>
    <style:style style:name="T8" style:family="text">
      <style:text-properties style:font-name="Liberation Serif" fo:font-size="16pt" officeooo:rsid="0016d97f" style:font-size-asian="16pt" style:font-size-complex="16pt"/>
    </style:style>
    <style:style style:name="T9" style:family="text">
      <style:text-properties style:font-name="Liberation Serif" fo:font-size="16pt" officeooo:rsid="00174d22" style:font-size-asian="16pt" style:font-size-complex="16pt"/>
    </style:style>
    <style:style style:name="T10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Liberation Serif" fo:font-size="16pt" fo:font-weight="normal" officeooo:rsid="0014c578" style:font-size-asian="16pt" style:font-weight-asian="normal" style:font-size-complex="16pt" style:font-weight-complex="normal"/>
    </style:style>
    <style:style style:name="T12" style:family="text">
      <style:text-properties officeooo:rsid="001ce33f"/>
    </style:style>
    <style:style style:name="T13" style:family="text">
      <style:text-properties officeooo:rsid="001f3b5e"/>
    </style:style>
    <style:style style:name="T14" style:family="text">
      <style:text-properties officeooo:rsid="00256300"/>
    </style:style>
    <style:style style:name="T15" style:family="text">
      <style:text-properties officeooo:rsid="00273620"/>
    </style:style>
    <style:style style:name="T16" style:family="text">
      <style:text-properties officeooo:rsid="00293a80"/>
    </style:style>
    <style:style style:name="T17" style:family="text">
      <style:text-properties officeooo:rsid="002aad3b"/>
    </style:style>
    <style:style style:name="T18" style:family="text">
      <style:text-properties officeooo:rsid="00325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p59"/>En 1933 arrivée d'Hitler au pouvoir par élection, il s'appuie sur les frustrations des Allemands compte tenu de la crise économique, de l'humiliation de la Première Guerre mondiale.<text:bookmark text:name="p60"/> Hitler est une véritable solution à leurs problèmes de frustrations.<text:bookmark text:name="p75"/> Hitler impose, d'une part une dictature ainsi qu'un contrôle absolu de la population et de l'économie et enfin la répression du tort opposant face au <text:bookmark text:name="76"/>regime.<text:line-break/><text:line-break/><text:line-break/><text:bookmark text:name="p62"/>Il n'y a pas de véritable doctrine, pas d'idéologue, c'est Hitler qui impose son idéologie.<text:bookmark text:name="p63"/> En 1935, les lois de Nuremberg sont adoptées, ce qui promulguent un déficit de citoyenneté des Juifs par rapport aux Allemands Elles se composent de trois textes :<text:bookmark text:name="p64"/> la loi sur le drapeau du Reich, la loi sur la citoyenneté du Reich et la loi sur la protection du sang allemand et de l'honneur allemand.<text:line-break/><text:line-break/><text:bookmark text:name="p65"/>La société allemande adhérent au régime nazi et au programme d'Hitler.<text:line-break/><text:bookmark text:name="p77"/>L'embrigadement de la jeunesse, c'est la jeunesse Hitlériennes.<text:line-break/><text:bookmark text:name="p67"/>Toute l'économie de l'Allemagne est contrôlée et tournée vers la guerre.<text:line-break/><text:bookmark text:name="p79"/>Notamment avec le Plan de 4 ans de 1936<text:bookmark text:name="p78"/> (programme National-socialiste d'armement et de préparation à la Seconde Guerre mondiale.).<text:bookmark text:name="p70"/> C'est la nazification de la société.<text:line-break/><text:line-break/><text:bookmark text:name="p71"/>La police est omniprésente et très violente, suppression des libertés individuelles, les opposants, les Juifs, les Tziganes, les homosexuels, les handicapés sont éliminés ou envoyés dans les camp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3:38:28.512131155</meta:creation-date>
    <dc:date>2021-01-01T16:08:03.044520590</dc:date>
    <meta:editing-duration>PT2H24M31S</meta:editing-duration>
    <meta:editing-cycles>44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18" meta:character-count="1381" meta:non-whitespace-character-count="1160"/>
  </office:meta>
</office:document-meta>
</file>